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4pt" fo:font-weight="bold" officeooo:rsid="000a61f9" officeooo:paragraph-rsid="000a61f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a9cb6" officeooo:paragraph-rsid="000a61f9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color="#000000" style:font-name="Liberation Serif" fo:font-size="12pt" fo:font-style="normal" fo:font-weight="normal" officeooo:rsid="000c11b6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color="#000000" style:font-name="Liberation Serif" fo:font-size="12pt" fo:font-style="normal" fo:font-weight="bold" officeooo:rsid="000edd3b" officeooo:paragraph-rsid="000edd3b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a61f9" officeooo:paragraph-rsid="000a61f9" style:font-size-asian="10.5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erif" fo:font-size="12pt" fo:font-style="normal" fo:font-weight="normal" officeooo:rsid="000a9cb6" officeooo:paragraph-rsid="000a9cb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color="#000000" style:font-name="Liberation Serif" fo:font-size="12pt" fo:font-style="normal" fo:font-weight="normal" officeooo:rsid="000c11b6" officeooo:paragraph-rsid="000c11b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0a61f9" officeooo:paragraph-rsid="000a61f9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0a61f9" officeooo:paragraph-rsid="000a61f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be5f1" officeooo:paragraph-rsid="0010bd51" style:font-size-asian="10.5pt" style:font-weight-asian="bold" style:font-size-complex="12pt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00a61f9" officeooo:paragraph-rsid="000a61f9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00a9cb6" officeooo:paragraph-rsid="000a9cb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text-properties fo:color="#000000" style:font-name="Liberation Serif" fo:font-size="12pt" fo:font-style="normal" fo:font-weight="normal" officeooo:rsid="000c11b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 style:list-style-name="L3">
      <style:paragraph-properties fo:text-align="start" style:justify-single-word="false"/>
      <style:text-properties fo:color="#000000" style:font-name="Liberation Serif" fo:font-size="12pt" fo:font-style="normal" fo:font-weight="normal" officeooo:rsid="000a9cb6" officeooo:paragraph-rsid="000a9cb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 style:list-style-name="L4">
      <style:paragraph-properties fo:text-align="start" style:justify-single-word="false"/>
      <style:text-properties fo:color="#000000" style:font-name="Liberation Serif" fo:font-size="12pt" fo:font-style="normal" fo:font-weight="normal" officeooo:rsid="000c11b6" officeooo:paragraph-rsid="000c11b6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a9cb6"/>
    </style:style>
    <style:style style:name="T3" style:family="text">
      <style:text-properties officeooo:rsid="000b385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bd51" style:font-weight-asian="normal" style:font-weight-complex="normal"/>
    </style:style>
    <style:style style:name="T6" style:family="text">
      <style:text-properties fo:color="#000000" fo:font-style="normal" fo:font-weight="normal" officeooo:rsid="000a61f9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normal" officeooo:rsid="0010bd51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ips</text:span> Arduino IDE</text:p>
      <text:p text:style-name="P5"/>
      <text:p text:style-name="P10">N.B. <text:span text:style-name="T4">Installare la versione ufficiale di Arduino IDE dal sito </text:span><text:span text:style-name="T5">e non la versione <text:s/></text:span><text:span text:style-name="T6">arduino-mhall119 </text:span><text:span text:style-name="T7">presente in Ubuntu Software.</text:span></text:p>
      <text:p text:style-name="P5"/>
      <text:p text:style-name="P5">Cliccare su <text:s/>File -&gt; Impostazioni -&gt; URL aggiuntive per il Gestore Schede</text:p>
      <text:p text:style-name="P5">Aggiungere i seguenti link:</text:p>
      <text:list xml:id="list2653178718" text:style-name="L1">
        <text:list-item>
          <text:p text:style-name="P8"><text:bookmark-start text:name="__DdeLink__21_3920000617"/><text:bookmark-start text:name="__DdeLink__78_215782283"/>http://www.fishino.it/arduinoide/package_fishino_index.json</text:p>
        </text:list-item>
        <text:list-item>
          <text:p text:style-name="P8">https://dl.espressif.com/dl/package_esp32_index.json</text:p>
        </text:list-item>
        <text:list-item>
          <text:p text:style-name="P8">http://arduino.esp8266.com/stable/package_esp8266com_index.json</text:p>
        </text:list-item>
        <text:list-item>
          <text:p text:style-name="P8">https://adafruit.github.io/arduino-board-index/package_adafruit_index.json<text:bookmark-end text:name="__DdeLink__21_3920000617"/><text:bookmark-end text:name="__DdeLink__78_215782283"/></text:p>
        </text:list-item>
      </text:list>
      <text:p text:style-name="P5"/>
      <text:p text:style-name="P5">Cliccare su Strumenti -&gt; Scheda -&gt; Gestore Schede</text:p>
      <text:p text:style-name="P5">Aggiungere le seguenti schede:</text:p>
      <text:list xml:id="list3308533281" text:style-name="L2">
        <text:list-item>
          <text:p text:style-name="P9"><text:bookmark-start text:name="__DdeLink__23_3920000617"/>esp8266<text:bookmark-end text:name="__DdeLink__23_3920000617"/></text:p>
        </text:list-item>
        <text:list-item>
          <text:p text:style-name="P9"><text:bookmark-start text:name="__DdeLink__80_215782283"/>fishino_avr <text:bookmark-end text:name="__DdeLink__80_215782283"/></text:p>
        </text:list-item>
        <text:list-item>
          <text:p text:style-name="P9"><text:bookmark-start text:name="__DdeLink__82_215782283"/>fishino_pic32<text:bookmark-end text:name="__DdeLink__82_215782283"/></text:p>
        </text:list-item>
      </text:list>
      <text:p text:style-name="P6"/>
      <text:p text:style-name="P7">Per concatenare stringhe bisogna utilizzare la funzione “<text:span text:style-name="T1">sprintf</text:span>”:</text:p>
      <text:list xml:id="list1248144860" text:style-name="L4">
        <text:list-item>
          <text:p text:style-name="P15">char url[250];</text:p>
        </text:list-item>
        <text:list-item>
          <text:p text:style-name="P13">sprintf(url, "%s://%s:%i/%s/all/properties", protocol, ip.toString().c_str(), portNumber, thingName);</text:p>
        </text:list-item>
      </text:list>
      <text:p text:style-name="P3"/>
      <text:p text:style-name="P4">N.B. <text:span text:style-name="T4">Non è possibile per la board leggere il contenuto di un file presente sul PC ma può solamente leggere i dati che un’applicazione esterna gli invia tramite la porta seriale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9:03:53.578004665</meta:creation-date>
    <dc:date>2019-11-11T17:59:09.919833568</dc:date>
    <meta:editing-duration>PT2H31M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13" meta:character-count="968" meta:non-whitespace-character-count="878"/>
  </office:meta>
</office:document-meta>
</file>